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6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MASCO MAYTA NOR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954295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Q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41272104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MASCO MAYTA NOREL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954295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4127210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30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6/07/2021</text:p>
          </table:table-cell>
          <table:table-cell table:style-name="Tabla2.A3" office:value-type="string">
            <text:p text:style-name="P16">177888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6T20:52:0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